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1.979cm" svg:height="1.673cm" svg:x="-0.1cm" svg:y="3.413cm">
          <draw:text-box>
            <text:p text:style-name="P1">show</text:p>
            <text:p text:style-name="P1">VV</text:p>
          </draw:text-box>
        </draw:frame>
        <draw:frame draw:style-name="gr2" draw:text-style-name="P1" draw:id="id2" draw:layer="layout" svg:width="3.177cm" svg:height="1.673cm" svg:x="3.649cm" svg:y="0cm">
          <draw:text-box>
            <text:p text:style-name="P1">round trip</text:p>
            <text:p text:style-name="P1">NP</text:p>
          </draw:text-box>
        </draw:frame>
        <draw:frame draw:style-name="gr1" draw:text-style-name="P1" draw:id="id3" draw:layer="layout" svg:width="1.772cm" svg:height="1.673cm" svg:x="1.818cm" svg:y="3.413cm">
          <draw:text-box>
            <text:p text:style-name="P1">the</text:p>
            <text:p text:style-name="P1">DET</text:p>
          </draw:text-box>
        </draw:frame>
        <draw:frame draw:style-name="gr3" draw:text-style-name="P1" draw:id="id4" draw:layer="layout" svg:width="3.072cm" svg:height="1.673cm" svg:x="3.639cm" svg:y="3.413cm">
          <draw:text-box>
            <text:p text:style-name="P1">cheapest</text:p>
            <text:p text:style-name="P1">JJ</text:p>
          </draw:text-box>
        </draw:frame>
        <draw:frame draw:style-name="gr1" draw:text-style-name="P1" draw:id="id5" draw:layer="layout" svg:width="2.157cm" svg:height="1.673cm" svg:x="7.05cm" svg:y="3.413cm">
          <draw:text-box>
            <text:p text:style-name="P1">flights</text:p>
            <text:p text:style-name="P1">NP</text:p>
          </draw:text-box>
        </draw:frame>
        <draw:frame draw:style-name="gr1" draw:text-style-name="P1" draw:id="id6" draw:layer="layout" svg:width="1.772cm" svg:height="1.673cm" svg:x="9.629cm" svg:y="3.413cm">
          <draw:text-box>
            <text:p text:style-name="P1">from</text:p>
            <text:p text:style-name="P1">II</text:p>
          </draw:text-box>
        </draw:frame>
        <draw:frame draw:style-name="gr1" draw:text-style-name="P1" draw:id="id7" draw:layer="layout" svg:width="3.177cm" svg:height="1.673cm" svg:x="8.921cm" svg:y="5.846cm">
          <draw:text-box>
            <text:p text:style-name="P1">New York</text:p>
            <text:p text:style-name="P1">NP</text:p>
          </draw:text-box>
        </draw:frame>
        <draw:frame draw:style-name="gr1" draw:text-style-name="P1" draw:id="id8" draw:layer="layout" svg:width="1.031cm" svg:height="1.673cm" svg:x="9.989cm" svg:y="8.115cm">
          <draw:text-box>
            <text:p text:style-name="P1">to</text:p>
            <text:p text:style-name="P1">II</text:p>
          </draw:text-box>
        </draw:frame>
        <draw:frame draw:style-name="gr1" draw:text-style-name="P1" draw:id="id9" draw:layer="layout" svg:width="3.144cm" svg:height="1.673cm" svg:x="8.939cm" svg:y="10.774cm">
          <draw:text-box>
            <text:p text:style-name="P1">San Jose</text:p>
            <text:p text:style-name="P1">NP</text:p>
          </draw:text-box>
        </draw:frame>
        <draw:frame draw:style-name="gr1" draw:text-style-name="P1" draw:id="id10" draw:layer="layout" svg:width="2.576cm" svg:height="1.673cm" svg:x="9.223cm" svg:y="13.118cm">
          <draw:text-box>
            <text:p text:style-name="P1">arriving</text:p>
            <text:p text:style-name="P1">VV</text:p>
          </draw:text-box>
        </draw:frame>
        <draw:frame draw:style-name="gr1" draw:text-style-name="P1" draw:id="id12" draw:layer="layout" svg:width="1.734cm" svg:height="1.673cm" svg:x="9.516cm" svg:y="15.696cm">
          <draw:text-box>
            <text:p text:style-name="P1">7pm</text:p>
            <text:p text:style-name="P1">NP</text:p>
          </draw:text-box>
        </draw:frame>
        <draw:frame draw:style-name="gr1" draw:text-style-name="P1" draw:id="id11" draw:layer="layout" svg:width="2.297cm" svg:height="1.673cm" svg:x="7.262cm" svg:y="15.696cm">
          <draw:text-box>
            <text:p text:style-name="P1">before</text:p>
            <text:p text:style-name="P1">RA</text:p>
          </draw:text-box>
        </draw:frame>
        <draw:frame draw:style-name="gr1" draw:text-style-name="P1" draw:id="id13" draw:layer="layout" svg:width="1.205cm" svg:height="1.673cm" svg:x="11.353cm" svg:y="15.696cm">
          <draw:text-box>
            <text:p text:style-name="P1">on</text:p>
            <text:p text:style-name="P1">II</text:p>
          </draw:text-box>
        </draw:frame>
        <draw:frame draw:style-name="gr1" draw:text-style-name="P1" draw:id="id14" draw:layer="layout" svg:width="2.754cm" svg:height="1.673cm" svg:x="12.951cm" svg:y="15.696cm">
          <draw:text-box>
            <text:p text:style-name="P1">Monday</text:p>
            <text:p text:style-name="P1">NP</text:p>
          </draw:text-box>
        </draw:frame>
        <draw:connector draw:style-name="gr4" draw:text-style-name="P1" draw:layer="layout" draw:type="line" svg:x1="0.889cm" svg:y1="3.413cm" svg:x2="5.237cm" svg:y2="1.673cm" draw:start-shape="id1" draw:start-glue-point="0" draw:end-shape="id2" draw:end-glue-point="2" svg:d="m889 3413 4348-1740">
          <text:p/>
        </draw:connector>
        <draw:connector draw:style-name="gr4" draw:text-style-name="P1" draw:layer="layout" draw:type="line" svg:x1="2.704cm" svg:y1="3.413cm" svg:x2="5.237cm" svg:y2="1.673cm" draw:start-shape="id3" draw:start-glue-point="0" draw:end-shape="id2" draw:end-glue-point="2" svg:d="m2704 3413 2533-1740">
          <text:p/>
        </draw:connector>
        <draw:connector draw:style-name="gr4" draw:text-style-name="P1" draw:layer="layout" draw:type="line" svg:x1="5.175cm" svg:y1="3.413cm" svg:x2="5.237cm" svg:y2="1.673cm" draw:start-shape="id4" draw:start-glue-point="0" draw:end-shape="id2" draw:end-glue-point="2" svg:d="m5175 3413 62-1740">
          <text:p/>
        </draw:connector>
        <draw:connector draw:style-name="gr4" draw:text-style-name="P1" draw:layer="layout" draw:type="line" svg:x1="8.128cm" svg:y1="3.413cm" svg:x2="5.237cm" svg:y2="1.673cm" draw:start-shape="id5" draw:start-glue-point="0" draw:end-shape="id2" draw:end-glue-point="2" svg:d="m8128 3413-2891-1740">
          <text:p/>
        </draw:connector>
        <draw:connector draw:style-name="gr4" draw:text-style-name="P1" draw:layer="layout" draw:type="line" svg:x1="10.515cm" svg:y1="3.413cm" svg:x2="5.237cm" svg:y2="1.673cm" draw:start-shape="id6" draw:start-glue-point="0" draw:end-shape="id2" draw:end-glue-point="2" svg:d="m10515 3413-5278-1740">
          <text:p/>
        </draw:connector>
        <draw:connector draw:style-name="gr4" draw:text-style-name="P1" draw:layer="layout" draw:type="line" svg:x1="10.509cm" svg:y1="5.846cm" svg:x2="10.515cm" svg:y2="5.086cm" draw:start-shape="id7" draw:start-glue-point="0" draw:end-shape="id6" draw:end-glue-point="2" svg:d="m10509 5846 6-760">
          <text:p/>
        </draw:connector>
        <draw:connector draw:style-name="gr4" draw:text-style-name="P1" draw:layer="layout" draw:type="line" svg:x1="10.504cm" svg:y1="8.115cm" svg:x2="10.509cm" svg:y2="7.519cm" draw:start-shape="id8" draw:start-glue-point="0" draw:end-shape="id7" draw:end-glue-point="2" svg:d="m10504 8115 5-596">
          <text:p/>
        </draw:connector>
        <draw:connector draw:style-name="gr4" draw:text-style-name="P1" draw:layer="layout" draw:type="line" svg:x1="10.511cm" svg:y1="10.774cm" svg:x2="10.504cm" svg:y2="9.788cm" draw:start-shape="id9" draw:start-glue-point="0" draw:end-shape="id8" draw:end-glue-point="2" svg:d="m10511 10774-7-986">
          <text:p/>
        </draw:connector>
        <draw:connector draw:style-name="gr4" draw:text-style-name="P1" draw:layer="layout" draw:type="line" svg:x1="10.511cm" svg:y1="13.118cm" svg:x2="10.511cm" svg:y2="12.447cm" draw:start-shape="id10" draw:start-glue-point="0" draw:end-shape="id9" draw:end-glue-point="2" svg:d="m10511 13118v-671">
          <text:p/>
        </draw:connector>
        <draw:connector draw:style-name="gr4" draw:text-style-name="P1" draw:layer="layout" draw:type="line" svg:x1="8.41cm" svg:y1="15.696cm" svg:x2="10.511cm" svg:y2="14.791cm" draw:start-shape="id11" draw:start-glue-point="0" draw:end-shape="id10" draw:end-glue-point="2" svg:d="m8410 15696 2101-905">
          <text:p/>
        </draw:connector>
        <draw:connector draw:style-name="gr4" draw:text-style-name="P1" draw:layer="layout" draw:type="line" svg:x1="10.383cm" svg:y1="15.696cm" svg:x2="10.511cm" svg:y2="14.791cm" draw:start-shape="id12" draw:start-glue-point="0" draw:end-shape="id10" draw:end-glue-point="2" svg:d="m10383 15696 128-905">
          <text:p/>
        </draw:connector>
        <draw:connector draw:style-name="gr4" draw:text-style-name="P1" draw:layer="layout" draw:type="line" svg:x1="11.955cm" svg:y1="15.696cm" svg:x2="10.511cm" svg:y2="14.791cm" draw:start-shape="id13" draw:start-glue-point="0" draw:end-shape="id10" draw:end-glue-point="2" svg:d="m11955 15696-1444-905">
          <text:p/>
        </draw:connector>
        <draw:connector draw:style-name="gr4" draw:text-style-name="P1" draw:layer="layout" draw:type="line" svg:x1="14.328cm" svg:y1="15.696cm" svg:x2="10.511cm" svg:y2="14.791cm" draw:start-shape="id14" draw:start-glue-point="0" draw:end-shape="id10" draw:end-glue-point="2" svg:d="m14328 15696-3817-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17.5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9-01-15T18:23:23</dc:date>
    <dc:creator>F J</dc:creator>
    <meta:editing-duration>PT00H18M50S</meta:editing-duration>
    <meta:editing-cycles>4</meta:editing-cycles>
    <meta:generator>OpenOffice.org/3.0$Linux OpenOffice.org_project/300m9$Build-9358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